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DejaVu Sans1" svg:font-family="'DejaVu Sans'" style:font-family-generic="swiss"/>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0.8257in"/>
    </style:style>
    <style:style style:name="Table1.B" style:family="table-column">
      <style:table-column-properties style:column-width="2.2521in"/>
    </style:style>
    <style:style style:name="Table1.C" style:family="table-column">
      <style:table-column-properties style:column-width="1.3132in"/>
    </style:style>
    <style:style style:name="Table1.D" style:family="table-column">
      <style:table-column-properties style:column-width="2.19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75in" fo:padding-right="0.075in" fo:padding-top="0in" fo:padding-bottom="0in" fo:border="0.5pt solid #000000" style:writing-mode="lr-tb"/>
    </style:style>
    <style:style style:name="Table2" style:family="table">
      <style:table-properties style:width="6.5694in" table:align="left" style:writing-mode="lr-tb"/>
    </style:style>
    <style:style style:name="Table2.A" style:family="table-column">
      <style:table-column-properties style:column-width="1.6639in"/>
    </style:style>
    <style:style style:name="Table2.D" style:family="table-column">
      <style:table-column-properties style:column-width="1.577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2" style:family="paragraph" style:parent-style-name="Header">
      <style:paragraph-properties>
        <style:tab-stops>
          <style:tab-stop style:position="0.1252in"/>
          <style:tab-stop style:position="0.25in"/>
          <style:tab-stop style:position="0.5in"/>
        </style:tab-stops>
      </style:paragraph-properties>
    </style:style>
    <style:style style:name="P3"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text-properties fo:font-weight="bold" style:font-weight-asian="bold"/>
    </style:style>
    <style:style style:name="P6" style:family="paragraph" style:parent-style-name="Standard">
      <style:paragraph-properties fo:text-align="center" style:justify-single-word="false" style:snap-to-layout-grid="false">
        <style:tab-stops>
          <style:tab-stop style:position="0.1252in"/>
          <style:tab-stop style:position="0.25in"/>
          <style:tab-stop style:position="0.5in"/>
          <style:tab-stop style:position="2in"/>
          <style:tab-stop style:position="4in"/>
        </style:tab-stops>
      </style:paragraph-properties>
      <style:text-properties fo:font-weight="bold" style:font-weight-asian="bold"/>
    </style:style>
    <style:style style:name="P7" style:family="paragraph" style:parent-style-name="Standard">
      <style:paragraph-properties fo:text-align="center" style:justify-single-word="false"/>
      <style:text-properties fo:font-size="24pt" style:font-size-asian="24pt"/>
    </style:style>
    <style:style style:name="P8" style:family="paragraph" style:parent-style-name="Standard">
      <style:paragraph-properties fo:text-align="center" style:justify-single-word="false"/>
      <style:text-properties fo:font-size="16pt" style:font-size-asian="16pt"/>
    </style:style>
    <style:style style:name="P9"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style:font-size-asian="16pt"/>
    </style:style>
    <style:style style:name="P10"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text-properties fo:font-size="16pt" fo:font-weight="bold" style:font-size-asian="16pt" style:font-weight-asian="bold"/>
    </style:style>
    <style:style style:name="P11" style:family="paragraph" style:parent-style-name="Standard">
      <style:paragraph-properties style:snap-to-layout-grid="false"/>
    </style:style>
    <style:style style:name="P12" style:family="paragraph" style:parent-style-name="Standard">
      <style:paragraph-properties>
        <style:tab-stops>
          <style:tab-stop style:position="0.1252in"/>
          <style:tab-stop style:position="0.25in"/>
          <style:tab-stop style:position="0.5in"/>
          <style:tab-stop style:position="2in"/>
          <style:tab-stop style:position="4in"/>
        </style:tab-stops>
      </style:paragraph-properties>
    </style:style>
    <style:style style:name="P13" style:family="paragraph" style:parent-style-name="Standard">
      <style:paragraph-properties style:snap-to-layout-grid="false">
        <style:tab-stops>
          <style:tab-stop style:position="0.1252in"/>
          <style:tab-stop style:position="0.25in"/>
          <style:tab-stop style:position="0.5in"/>
          <style:tab-stop style:position="2in"/>
          <style:tab-stop style:position="4in"/>
        </style:tab-stops>
      </style:paragraph-properties>
    </style:style>
    <style:style style:name="P14" style:family="paragraph" style:parent-style-name="Standard">
      <style:paragraph-properties>
        <style:tab-stops>
          <style:tab-stop style:position="6.4929in" style:type="right" style:leader-style="dotted" style:leader-text="."/>
        </style:tab-stops>
      </style:paragraph-properties>
    </style:style>
    <style:style style:name="P15" style:family="paragraph" style:parent-style-name="Standard">
      <style:text-properties fo:font-style="italic" style:font-style-asian="italic"/>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break-before="page"/>
      <style:text-properties fo:font-size="16pt" fo:font-weight="bold" style:font-size-asian="16pt" style:font-weight-asian="bold"/>
    </style:style>
    <style:style style:name="P18" style:family="paragraph" style:parent-style-name="Standard">
      <style:paragraph-properties fo:margin-left="0.25in" fo:margin-right="0in" fo:text-indent="-0.25in" style:auto-text-indent="false"/>
      <style:text-properties fo:font-style="italic" style:font-style-asian="italic"/>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6.5in" style:type="right" style:leader-style="dotted" style:leader-text="."/>
        </style:tab-stops>
      </style:paragraph-properties>
    </style:style>
    <style:style style:name="P22" style:family="paragraph" style:parent-style-name="Text_20_body">
      <style:text-properties fo:font-style="normal" style:font-style-asian="normal" style:font-style-complex="normal"/>
    </style:style>
    <style:style style:name="P23" style:family="paragraph" style:parent-style-name="Standard">
      <style:text-properties fo:font-style="normal" style:font-style-asian="normal" style:font-style-complex="normal"/>
    </style:style>
    <style:style style:name="P24" style:family="paragraph" style:parent-style-name="Text_20_body" style:list-style-name="WW8Num2"/>
    <style:style style:name="P25" style:family="paragraph" style:parent-style-name="Text_20_body">
      <style:text-properties fo:font-style="normal" style:font-style-asian="normal" style:font-style-complex="normal"/>
    </style:style>
    <style:style style:name="P26" style:family="paragraph" style:parent-style-name="Heading" style:master-page-name="Standard">
      <style:paragraph-properties style:page-number="1"/>
      <style:text-properties fo:font-size="24pt" style:font-size-asian="24pt"/>
    </style:style>
    <style:style style:name="P27" style:family="paragraph" style:parent-style-name="Heading_20_1" style:master-page-name="Convert_20_2">
      <style:paragraph-properties style:page-number="1"/>
    </style:style>
    <style:style style:name="T1" style:family="text">
      <style:text-properties style:text-underline-style="solid" style:text-underline-width="auto" style:text-underline-color="font-color"/>
    </style:style>
    <style:style style:name="T2"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7"/>
      <text:p text:style-name="P7"/>
      <text:p text:style-name="P7"/>
      <text:p text:style-name="P7"/>
      <text:p text:style-name="P7">Nublu</text:p>
      <text:p text:style-name="P8"/>
      <text:p text:style-name="P8"/>
      <text:p text:style-name="P8"/>
      <text:p text:style-name="P7">Software Requirements Specification</text:p>
      <text:p text:style-name="P8"/>
      <text:p text:style-name="P7">0.1</text:p>
      <text:p text:style-name="P8"/>
      <text:p text:style-name="P7">05 JUL 12</text:p>
      <text:p text:style-name="P8"/>
      <text:p text:style-name="P8"/>
      <text:p text:style-name="P8"/>
      <text:p text:style-name="P7">Edward J. Nava</text:p>
      <text:p text:style-name="P7">Lead Software Engineer</text:p>
      <text:p text:style-name="P8"/>
      <text:p text:style-name="P8"/>
      <text:p text:style-name="P8"/>
      <text:p text:style-name="P8"/>
      <text:p text:style-name="P8"/>
      <text:p text:style-name="P8">Prepared for</text:p>
      <text:p text:style-name="P8">AFOSR</text:p>
      <text:p text:style-name="P8">Proposal No: F11B-T30-0012</text:p>
      <text:p text:style-name="P4"><text:soft-page-break/></text:p>
      <text:h text:style-name="Heading_20_1" text:outline-level="1"><text:bookmark text:name="__RefHeading__1_1295243970"/>Revision History<text:bookmark-end text:name="__RefHeading__1_1295243970"/></text:h>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ate</text:p>
          </table:table-cell>
          <table:table-cell table:style-name="Table1.A1" office:value-type="string">
            <text:p text:style-name="P5">Description</text:p>
          </table:table-cell>
          <table:table-cell table:style-name="Table1.A1" office:value-type="string">
            <text:p text:style-name="P5">Author</text:p>
          </table:table-cell>
          <table:table-cell table:style-name="Table1.A1" office:value-type="string">
            <text:p text:style-name="P5">Comments</text:p>
          </table:table-cell>
        </table:table-row>
        <table:table-row table:style-name="Table1.1">
          <table:table-cell table:style-name="Table1.A2" office:value-type="string">
            <text:p text:style-name="P11">02JUL12</text:p>
          </table:table-cell>
          <table:table-cell table:style-name="Table1.A2" office:value-type="string">
            <text:p text:style-name="P11">Initial Version</text:p>
          </table:table-cell>
          <table:table-cell table:style-name="Table1.A2" office:value-type="string">
            <text:p text:style-name="P11">Edward J. Nava</text:p>
          </table:table-cell>
          <table:table-cell table:style-name="Table1.D2" office:value-type="string">
            <text:p text:style-name="P11">&lt;First Revision&gt;</text:p>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
      <text:p text:style-name="Standard"/>
      <text:p text:style-name="Standard"/>
      <text:h text:style-name="Heading_20_1" text:outline-level="1"><text:bookmark text:name="__RefHeading__3_1295243970"/>Document Approval<text:bookmark-end text:name="__RefHeading__3_1295243970"/></text:h>
      <text:p text:style-name="Standard"/>
      <text:p text:style-name="Standard">The following Software Requirements Specification has been accepted and approved by the following:</text:p>
      <table:table table:name="Table2" table:style-name="Table2">
        <table:table-column table:style-name="Table2.A" table:number-columns-repeated="3"/>
        <table:table-column table:style-name="Table2.D"/>
        <table:table-row table:style-name="Table2.1">
          <table:table-cell table:style-name="Table2.A1" office:value-type="string">
            <text:p text:style-name="P6">Signature</text:p>
          </table:table-cell>
          <table:table-cell table:style-name="Table2.A1" office:value-type="string">
            <text:p text:style-name="P6">Printed Name</text:p>
          </table:table-cell>
          <table:table-cell table:style-name="Table2.A1" office:value-type="string">
            <text:p text:style-name="P6">Title</text:p>
          </table:table-cell>
          <table:table-cell table:style-name="Table2.A1" office:value-type="string">
            <text:p text:style-name="P6">Date</text:p>
          </table:table-cell>
        </table:table-row>
        <table:table-row table:style-name="Table2.1">
          <table:table-cell table:style-name="Table2.A2" office:value-type="string">
            <text:p text:style-name="P10"/>
          </table:table-cell>
          <table:table-cell table:style-name="Table2.B2" office:value-type="string">
            <text:p text:style-name="P13">Edward J. Nava</text:p>
          </table:table-cell>
          <table:table-cell table:style-name="Table2.B2" office:value-type="string">
            <text:p text:style-name="P13">Lead Software Eng.</text:p>
          </table:table-cell>
          <table:table-cell table:style-name="Table2.D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13">TBD</text:p>
          </table:table-cell>
          <table:table-cell table:style-name="Table2.B2" office:value-type="string">
            <text:p text:style-name="P13"/>
          </table:table-cell>
          <table:table-cell table:style-name="Table2.D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13">TBD</text:p>
          </table:table-cell>
          <table:table-cell table:style-name="Table2.B2" office:value-type="string">
            <text:p text:style-name="P13"/>
          </table:table-cell>
          <table:table-cell table:style-name="Table2.D2" office:value-type="string">
            <text:p text:style-name="P9"/>
          </table:table-cell>
        </table:table-row>
      </table:table>
      <text:p text:style-name="P12"><text:tab/><text:tab/><text:tab/><text:tab/><text:tab/></text:p>
      <text:p text:style-name="P17">Table of Contents</text:p>
      <text:p text:style-name="P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9"><text:a xlink:type="simple" xlink:href="#__RefHeading__1_1295243970" text:style-name="Index_20_Link" text:visited-style-name="Index_20_Link">Revision History<text:tab/>ii</text:a></text:p>
          <text:p text:style-name="P19"><text:a xlink:type="simple" xlink:href="#__RefHeading__3_1295243970" text:style-name="Index_20_Link" text:visited-style-name="Index_20_Link">Document Approval<text:tab/>ii</text:a></text:p>
          <text:p text:style-name="P19"><text:a xlink:type="simple" xlink:href="#__RefHeading__5_1295243970" text:style-name="Index_20_Link" text:visited-style-name="Index_20_Link">1. Introduction<text:tab/>1</text:a></text:p>
          <text:p text:style-name="P20"><text:a xlink:type="simple" xlink:href="#__RefHeading__7_1295243970" text:style-name="Index_20_Link" text:visited-style-name="Index_20_Link">1.1 Purpose<text:tab/>1</text:a></text:p>
          <text:p text:style-name="P20"><text:a xlink:type="simple" xlink:href="#__RefHeading__9_1295243970" text:style-name="Index_20_Link" text:visited-style-name="Index_20_Link">1.2 Scope<text:tab/>1</text:a></text:p>
          <text:p text:style-name="P20"><text:a xlink:type="simple" xlink:href="#__RefHeading__11_1295243970" text:style-name="Index_20_Link" text:visited-style-name="Index_20_Link">1.3 Definitions, Acronyms, and Abbreviations<text:tab/>2</text:a></text:p>
          <text:p text:style-name="P20"><text:a xlink:type="simple" xlink:href="#__RefHeading__13_1295243970" text:style-name="Index_20_Link" text:visited-style-name="Index_20_Link">1.4 References<text:tab/>2</text:a></text:p>
          <text:p text:style-name="P20"><text:a xlink:type="simple" xlink:href="#__RefHeading__15_1295243970" text:style-name="Index_20_Link" text:visited-style-name="Index_20_Link">1.5 Overview<text:tab/>2</text:a></text:p>
          <text:p text:style-name="P19"><text:a xlink:type="simple" xlink:href="#__RefHeading__17_1295243970" text:style-name="Index_20_Link" text:visited-style-name="Index_20_Link">2. General Description<text:tab/>2</text:a></text:p>
          <text:p text:style-name="P20"><text:a xlink:type="simple" xlink:href="#__RefHeading__19_1295243970" text:style-name="Index_20_Link" text:visited-style-name="Index_20_Link">2.1 Product Perspective<text:tab/>3</text:a></text:p>
          <text:p text:style-name="P20"><text:a xlink:type="simple" xlink:href="#__RefHeading__21_1295243970" text:style-name="Index_20_Link" text:visited-style-name="Index_20_Link">2.2 Product Functions<text:tab/>3</text:a></text:p>
          <text:p text:style-name="P20"><text:a xlink:type="simple" xlink:href="#__RefHeading__23_1295243970" text:style-name="Index_20_Link" text:visited-style-name="Index_20_Link">2.3 User Characteristics<text:tab/>3</text:a></text:p>
          <text:p text:style-name="P20"><text:a xlink:type="simple" xlink:href="#__RefHeading__25_1295243970" text:style-name="Index_20_Link" text:visited-style-name="Index_20_Link">2.4 General Constraints<text:tab/>3</text:a></text:p>
          <text:p text:style-name="P20"><text:a xlink:type="simple" xlink:href="#__RefHeading__27_1295243970" text:style-name="Index_20_Link" text:visited-style-name="Index_20_Link">2.5 Assumptions and Dependencies<text:tab/>3</text:a></text:p>
          <text:p text:style-name="P19"><text:a xlink:type="simple" xlink:href="#__RefHeading__29_1295243970" text:style-name="Index_20_Link" text:visited-style-name="Index_20_Link">3. Specific Requirements<text:tab/>4</text:a></text:p>
          <text:p text:style-name="P20"><text:a xlink:type="simple" xlink:href="#__RefHeading__31_1295243970" text:style-name="Index_20_Link" text:visited-style-name="Index_20_Link">3.1 External Interface Requirements<text:tab/>4</text:a></text:p>
          <text:p text:style-name="P21"><text:a xlink:type="simple" xlink:href="#__RefHeading__33_1295243970" text:style-name="Index_20_Link" text:visited-style-name="Index_20_Link">3.1.1 User Interfaces<text:tab/>4</text:a></text:p>
          <text:p text:style-name="P21"><text:a xlink:type="simple" xlink:href="#__RefHeading__35_1295243970" text:style-name="Index_20_Link" text:visited-style-name="Index_20_Link">3.1.2 Hardware Interfaces<text:tab/>4</text:a></text:p>
          <text:p text:style-name="P21"><text:a xlink:type="simple" xlink:href="#__RefHeading__37_1295243970" text:style-name="Index_20_Link" text:visited-style-name="Index_20_Link">3.1.3 Software Interfaces<text:tab/>4</text:a></text:p>
          <text:p text:style-name="P21"><text:a xlink:type="simple" xlink:href="#__RefHeading__39_1295243970" text:style-name="Index_20_Link" text:visited-style-name="Index_20_Link">3.1.4 Communications Interfaces<text:tab/>4</text:a></text:p>
          <text:p text:style-name="P20"><text:a xlink:type="simple" xlink:href="#__RefHeading__41_1295243970" text:style-name="Index_20_Link" text:visited-style-name="Index_20_Link">3.2 Functional Requirements<text:tab/>4</text:a></text:p>
          <text:p text:style-name="P21"><text:a xlink:type="simple" xlink:href="#__RefHeading__43_1295243970" text:style-name="Index_20_Link" text:visited-style-name="Index_20_Link">3.2.1 &lt;Functional Requirement or Feature #1&gt;<text:tab/>4</text:a></text:p>
          <text:p text:style-name="P21"><text:a xlink:type="simple" xlink:href="#__RefHeading__45_1295243970" text:style-name="Index_20_Link" text:visited-style-name="Index_20_Link">3.2.2 &lt;Functional Requirement or Feature #2&gt;<text:tab/>4</text:a></text:p>
          <text:p text:style-name="P20"><text:a xlink:type="simple" xlink:href="#__RefHeading__47_1295243970" text:style-name="Index_20_Link" text:visited-style-name="Index_20_Link">3.3 Use Cases<text:tab/>5</text:a></text:p>
          <text:p text:style-name="P21"><text:a xlink:type="simple" xlink:href="#__RefHeading__49_1295243970" text:style-name="Index_20_Link" text:visited-style-name="Index_20_Link">3.3.1 Use Case #1<text:tab/>5</text:a></text:p>
          <text:p text:style-name="P21"><text:a xlink:type="simple" xlink:href="#__RefHeading__51_1295243970" text:style-name="Index_20_Link" text:visited-style-name="Index_20_Link">3.3.2 Use Case #2<text:tab/>5</text:a></text:p>
          <text:p text:style-name="P20"><text:a xlink:type="simple" xlink:href="#__RefHeading__53_1295243970" text:style-name="Index_20_Link" text:visited-style-name="Index_20_Link">3.4 Classes / Objects<text:tab/>5</text:a></text:p>
          <text:p text:style-name="P21"><text:a xlink:type="simple" xlink:href="#__RefHeading__55_1295243970" text:style-name="Index_20_Link" text:visited-style-name="Index_20_Link">3.4.1 &lt;Class / Object #1&gt;<text:tab/>5</text:a></text:p>
          <text:p text:style-name="P21"><text:a xlink:type="simple" xlink:href="#__RefHeading__57_1295243970" text:style-name="Index_20_Link" text:visited-style-name="Index_20_Link">3.4.2 &lt;Class / Object #2&gt;<text:tab/>5</text:a></text:p>
          <text:p text:style-name="P20"><text:a xlink:type="simple" xlink:href="#__RefHeading__59_1295243970" text:style-name="Index_20_Link" text:visited-style-name="Index_20_Link">3.5 Non-Functional Requirements<text:tab/>5</text:a></text:p>
          <text:p text:style-name="P21"><text:a xlink:type="simple" xlink:href="#__RefHeading__61_1295243970" text:style-name="Index_20_Link" text:visited-style-name="Index_20_Link">3.5.1 Performance<text:tab/>5</text:a></text:p>
          <text:p text:style-name="P21"><text:a xlink:type="simple" xlink:href="#__RefHeading__63_1295243970" text:style-name="Index_20_Link" text:visited-style-name="Index_20_Link">3.5.2 Reliability<text:tab/>5</text:a></text:p>
          <text:p text:style-name="P21"><text:a xlink:type="simple" xlink:href="#__RefHeading__65_1295243970" text:style-name="Index_20_Link" text:visited-style-name="Index_20_Link">3.5.3 Availability<text:tab/>5</text:a></text:p>
          <text:p text:style-name="P21"><text:a xlink:type="simple" xlink:href="#__RefHeading__67_1295243970" text:style-name="Index_20_Link" text:visited-style-name="Index_20_Link">3.5.4 Security<text:tab/>5</text:a></text:p>
          <text:p text:style-name="P21"><text:a xlink:type="simple" xlink:href="#__RefHeading__69_1295243970" text:style-name="Index_20_Link" text:visited-style-name="Index_20_Link">3.5.5 Maintainability<text:tab/>5</text:a></text:p>
          <text:p text:style-name="P21"><text:a xlink:type="simple" xlink:href="#__RefHeading__71_1295243970" text:style-name="Index_20_Link" text:visited-style-name="Index_20_Link">3.5.6 Portability<text:tab/>5</text:a></text:p>
          <text:p text:style-name="P20"><text:a xlink:type="simple" xlink:href="#__RefHeading__73_1295243970" text:style-name="Index_20_Link" text:visited-style-name="Index_20_Link">3.6 Inverse Requirements<text:tab/>5</text:a></text:p>
          <text:p text:style-name="P20"><text:a xlink:type="simple" xlink:href="#__RefHeading__75_1295243970" text:style-name="Index_20_Link" text:visited-style-name="Index_20_Link">3.7 Design Constraints<text:tab/>5</text:a></text:p>
          <text:p text:style-name="P20"><text:a xlink:type="simple" xlink:href="#__RefHeading__77_1295243970" text:style-name="Index_20_Link" text:visited-style-name="Index_20_Link">3.8 Logical Database Requirements<text:tab/>5</text:a></text:p>
          <text:p text:style-name="P20"><text:a xlink:type="simple" xlink:href="#__RefHeading__79_1295243970" text:style-name="Index_20_Link" text:visited-style-name="Index_20_Link">3.9 Other Requirements<text:tab/>6</text:a></text:p>
          <text:p text:style-name="P19"><text:a xlink:type="simple" xlink:href="#__RefHeading__81_1295243970" text:style-name="Index_20_Link" text:visited-style-name="Index_20_Link">4. Analysis Models<text:tab/>6</text:a></text:p>
          <text:p text:style-name="P20"><text:a xlink:type="simple" xlink:href="#__RefHeading__83_1295243970" text:style-name="Index_20_Link" text:visited-style-name="Index_20_Link">4.1 Sequence Diagrams<text:tab/>6</text:a></text:p>
          <text:p text:style-name="P20"><text:a xlink:type="simple" xlink:href="#__RefHeading__85_1295243970" text:style-name="Index_20_Link" text:visited-style-name="Index_20_Link">4.3 Data Flow Diagrams (DFD)<text:tab/>6</text:a></text:p>
          <text:p text:style-name="P20"><text:a xlink:type="simple" xlink:href="#__RefHeading__87_1295243970" text:style-name="Index_20_Link" text:visited-style-name="Index_20_Link">4.2 State-Transition Diagrams (STD)<text:tab/>6</text:a></text:p>
          <text:p text:style-name="P19"><text:soft-page-break/><text:a xlink:type="simple" xlink:href="#__RefHeading__89_1295243970" text:style-name="Index_20_Link" text:visited-style-name="Index_20_Link">5. Change Management Process<text:tab/>6</text:a></text:p>
          <text:p text:style-name="P19"><text:a xlink:type="simple" xlink:href="#__RefHeading__91_1295243970" text:style-name="Index_20_Link" text:visited-style-name="Index_20_Link">A. Appendices<text:tab/>6</text:a></text:p>
          <text:p text:style-name="P20"><text:a xlink:type="simple" xlink:href="#__RefHeading__93_1295243970" text:style-name="Index_20_Link" text:visited-style-name="Index_20_Link">A.1 Appendix 1<text:tab/>6</text:a></text:p>
          <text:p text:style-name="P20"><text:a xlink:type="simple" xlink:href="#__RefHeading__95_1295243970" text:style-name="Index_20_Link" text:visited-style-name="Index_20_Link">A.2 Appendix 2<text:tab/>6</text:a></text:p>
        </text:index-body>
      </text:table-of-content>
      <text:p text:style-name="P14"/>
      <text:p text:style-name="Standard"/>
      <text:h text:style-name="P27" text:outline-level="1"><text:bookmark text:name="__RefHeading__5_1295243970"/>1. Introduction<text:bookmark-end text:name="__RefHeading__5_1295243970"/></text:h>
      <text:p text:style-name="P22">This Software Requirements Specification (SRS) describes the requirements for an automatic control system that provisions cloud computing resources in accordance with security policies, while also ensuring that performance requirements are met. <text:s text:c="2"/>The intent is that this control system will operate as a service that controls operations automatically for a user, with no specific action required on their part. <text:s/>The initial implementation will be focused on controlling cloud computing systems that are compatible with the Amazon Elastic Computer Cloud (EC2) Application Program Interface (API).</text:p>
      <text:p text:style-name="Text_20_body"/>
      <text:h text:style-name="Heading_20_2" text:outline-level="2"><text:bookmark text:name="__RefHeading__7_1295243970"/>1.1 Purpose<text:bookmark-end text:name="__RefHeading__7_1295243970"/></text:h>
      <text:p text:style-name="P16">The purpose of this SRS is to initially allow the research team to establish and convey the goals of the effort, in ever increasing detail, in order to provide a vehicle for discussions with the sponsor. <text:s/>Because of the research nature of this development effort, considerable changes to this SRS are expected over the life of the project. <text:s/>As the research efforts becomes more focused, the document will also serve as design guidance for the research team and will provide a basis for developing system tests.</text:p>
      <text:h text:style-name="Heading_20_2" text:outline-level="2"><text:bookmark text:name="__RefHeading__9_1295243970"/>1.2 Scope<text:bookmark-end text:name="__RefHeading__9_1295243970"/></text:h>
      <text:p text:style-name="Standard">The product that this SRS covers is the Nublu policy-based, cloud computer provisioning control system. <text:s/>The control system contains the components necessary to query security category information for both the information to be processed and all relevant cloud computing system resources in order to control the use of each so that all operations are in accordance with security policies. <text:s/>The system will contain data repositories for security category information and for security policies. <text:s text:c="2"/>The control system will not include the capability to initialize or modify the security category information; a separate process will be used to categorize the information and the cloud computing resources.</text:p>
      <text:p text:style-name="Standard"/>
      <text:p text:style-name="Standard">Initially, the security policies will also be configured with a separate process. <text:s/>In a later spiral <text:s/>the development effort, a trusted computing base will be developed that has the ability to modify the policies in order to adapt to changing operational situations. <text:s/>Because changing security policies has significant impact, the trusted processor will require special controls, which are yet to be determined.</text:p>
      <text:p text:style-name="Standard"/>
      <text:p text:style-name="Standard">The system is intended to be used as an automatic control system operating on a cloud computer user's computer. <text:s/>The control system will serve as an layer between the user's application that controls cloud computing operations, and the interfaces to the cloud computing system.s <text:s/>The control system will direct any request for cloud computing resources to a cloud computing system that has the appropriate security characteristics for the operation; security characteristics of the data used in the operation and the policies in effect will be used to make the determination.</text:p>
      <text:p text:style-name="Standard"/>
      <text:p text:style-name="P15"/>
      <text:h text:style-name="Heading_20_2" text:outline-level="2"><text:bookmark text:name="__RefHeading__11_1295243970"/><text:soft-page-break/>1.3 Definitions, Acronyms, and Abbreviations<text:bookmark-end text:name="__RefHeading__11_1295243970"/></text:h>
      <text:p text:style-name="P16">API<text:tab/>Application Program Interface</text:p>
      <text:p text:style-name="P16">AWS<text:tab/>Amazon Web Services</text:p>
      <text:p text:style-name="P16">EC2<text:tab/>Elastic Compute Cloud</text:p>
      <text:p text:style-name="P16">SLA<text:tab/>Service Level Agreement</text:p>
      <text:p text:style-name="P16">VM<text:tab/>Virtual Machine</text:p>
      <text:p text:style-name="P15"/>
      <text:h text:style-name="Heading_20_2" text:outline-level="2"><text:bookmark text:name="__RefHeading__13_1295243970"/>1.4 References<text:bookmark-end text:name="__RefHeading__13_1295243970"/></text:h>
      <text:p text:style-name="P15">TBD</text:p>
      <text:h text:style-name="Heading_20_2" text:outline-level="2"><text:bookmark text:name="__RefHeading__15_1295243970"/>1.5 Overview<text:bookmark-end text:name="__RefHeading__15_1295243970"/></text:h>
      <text:p text:style-name="P15">This subsection should:</text:p>
      <text:p text:style-name="P18">(1) Describe what the rest of the SRS contains</text:p>
      <text:p text:style-name="P18">(2) Explain how the SRS is organized.</text:p>
      <text:h text:style-name="Heading_20_1" text:outline-level="1"><text:bookmark text:name="__RefHeading__17_1295243970"/>2. General Description<text:bookmark-end text:name="__RefHeading__17_1295243970"/></text:h>
      <text:p text:style-name="P16">The target system is intended to apply the concept of usage management in an entirely new environment. <text:s/>The fundamental goal of a usage management system is to ensure that a user is granted access to a resource if and only if the user and the operating environment comply with all appropriate security policies. <text:s/>To date, usage management systems have been used in controlled computing enterprise environments. <text:s/>This system is intended to extend the concept to cloud computing.</text:p>
      <text:p text:style-name="P16"/>
      <text:p text:style-name="P16">Cloud computing is emerging as a new frontier in which many organizations will be operating. <text:s/>In cloud computing, a user “rents” resources as needed to accomplish a computational task. <text:s/>The tasks can range from a basic batch computing job, such as a numerical analysis program, to a web service that will simultaneously be accessed by many users. <text:s/>The elastic nature of cloud computing provides a dynamic means of adding parallel processing elements for multi-user web <text:s/>applications in order to meet performance objectives. <text:s/>Typically, a cloud user negotiates a Service Level Agreement (SLA) which specifies performance parameters that the cloud provider guarantees to achieve. <text:s/>Generally an SLA does not specify security parameters, but there are provisions for specifying locality restrictions for data storage.</text:p>
      <text:p text:style-name="P16"/>
      <text:p text:style-name="P16">In a typical installation, a user will be able to access multiple cloud computing systems, some of which will provide rigorous controls, and others which will be considerably more open. <text:s/>This proposed system is intended to control access to cloud computing systems based on the security characteristics of the information to be processed and the security characteristics of the cloud computing resource. <text:s/>The original usage management capabilities will still be used to ensure that the user is authorized to access the data. </text:p>
      <text:p text:style-name="P16"/>
      <text:p text:style-name="P16">When a user requests a virtual machine in a cloud computing system, the user also specifies <text:soft-page-break/>which operating system image will be used on the VM. <text:s/>The images can be configured to meet specific security requirements and can include services such as firewalls, virus checkers, encryption, signature and certificate checkers, hash generation and verification, etc. <text:s/>This image control can be used a part of the implementation of a cloud computing system which supports different security category operations.</text:p>
      <text:p text:style-name="P15"/>
      <text:h text:style-name="Heading_20_2" text:outline-level="2"><text:bookmark text:name="__RefHeading__19_1295243970"/>2.1 Product Perspective<text:bookmark-end text:name="__RefHeading__19_1295243970"/></text:h>
      <text:p text:style-name="P16">Usage Management systems control access to information and be thought of controlling <text:span text:style-name="T1">who</text:span> has access. <text:s/>The Nublu policy-based, cloud computing control system control <text:span text:style-name="T1">where</text:span> and <text:span text:style-name="T1">how</text:span> the data will be used. <text:s/>Once a user has been authorized to access data, the control system will automatically direct any operations that use the data to systems that comply with the security policies appropriate for the security category of the data. <text:s/>The policies will also dictate how the data is handled and transmitted; sensitive data will be encrypted while in transit and while at rest.</text:p>
      <text:h text:style-name="Heading_20_2" text:outline-level="2"><text:bookmark text:name="__RefHeading__21_1295243970"/>2.2 Product Functions<text:bookmark-end text:name="__RefHeading__21_1295243970"/></text:h>
      <text:p text:style-name="P22">The Nublu system will provide two basic functions: usage management and automatic control of the provisioning of cloud computer resources. <text:s/>The usage management function will regulate access to resources (i.e. information) and the control system will ensure that cloud computing resources that comply with security policies are used as appropriate. <text:s/>The usage management function <text:s/>will use user information and <text:s/>usage context as a basis for granting access. <text:s/>The control system will use the security category parameters of the information to control the provisioning of the cloud computing elements requested by the user. </text:p>
      <text:h text:style-name="Heading_20_2" text:outline-level="2"><text:bookmark text:name="__RefHeading__23_1295243970"/>2.3 User Characteristics<text:bookmark-end text:name="__RefHeading__23_1295243970"/></text:h>
      <text:p text:style-name="P22">The Nublu usage management and provisioning control system will support users of applications that by design, can effectively use parallel virtual machines to scale throughput. <text:s/>As processing throughput needs increase, additional VMs can be instantiated as needed. <text:s/>Similarly, when throughput needs are low, VM instances can be stopped and the remaining processing activities can be consolidated on the remaining VMs. <text:s/>Web service applications that process users independently are characteristic of the user applications that can be supported with this system. <text:s/></text:p>
      <text:p text:style-name="P22"/>
      <text:h text:style-name="Heading_20_2" text:outline-level="2"><text:bookmark text:name="__RefHeading__25_1295243970"/>2.4 General Constraints<text:bookmark-end text:name="__RefHeading__25_1295243970"/></text:h>
      <text:p text:style-name="P16">The initial development of the Nublu automatic control system for cloud computing systems will be focused on systems which are API compliant with Amazon's Web Services (AWS). <text:s/>This will allow the system to be tested and used on both Amazon's public cloud computing system and our private, on-site eucalyptus cloud computing system.</text:p>
      <text:h text:style-name="Heading_20_2" text:outline-level="2"><text:bookmark text:name="__RefHeading__27_1295243970"/>2.5 Assumptions and Dependencies<text:bookmark-end text:name="__RefHeading__27_1295243970"/></text:h>
      <text:p text:style-name="P22">The operation of the Nublu system will require that all users be registered and their credentials be added to an access control database. <text:s/>It will be through this database that each set of data are <text:soft-page-break/>identified along with information that indicates which users may access it, and under which contexts they may do so. <text:s/>In addition, the information database will include a security category triple which characterizes the associated confidentiality, integrity, and availability characteristics; each may have levels of low, moderate, and high.</text:p>
      <text:p text:style-name="P22"/>
      <text:p text:style-name="P22">For initial demonstration purposes, the security category triples for each resource will be configured manually. <text:s/>In a later development spiral, automatic generation of the security category triples will be implemented. <text:s/>Similarly, each cloud computing resource will be included in a database that also included security category triples. <text:s/>The provisioning control system will use policy information, the information security category characteristics, and the cloud computing system characteristics to instantiate new virtual machine instances.</text:p>
      <text:h text:style-name="Heading_20_1" text:outline-level="1"><text:bookmark text:name="__RefHeading__29_1295243970"/>3. Specific Requirements<text:bookmark-end text:name="__RefHeading__29_1295243970"/></text:h>
      <text:p text:style-name="Text_20_body">This will be the largest and most important section of the SRS. <text:s/>The customer requirements will be embodied within Section 2, but this section will give the D-requirements that are used to guide the project’s software design, implementation, and testing.</text:p>
      <text:p text:style-name="Text_20_body"/>
      <text:p text:style-name="Text_20_body">Each requirement in this section should be:</text:p>
      <text:list xml:id="list1956487280" text:style-name="WW8Num2">
        <text:list-item>
          <text:p text:style-name="P24">Correct</text:p>
        </text:list-item>
        <text:list-item>
          <text:p text:style-name="P24">Traceable (both forward and backward to prior/future artifacts)</text:p>
        </text:list-item>
        <text:list-item>
          <text:p text:style-name="P24">Unambiguous</text:p>
        </text:list-item>
        <text:list-item>
          <text:p text:style-name="P24">Verifiable (i.e., testable)</text:p>
        </text:list-item>
        <text:list-item>
          <text:p text:style-name="P24">Prioritized (with respect to importance and/or stability)</text:p>
        </text:list-item>
        <text:list-item>
          <text:p text:style-name="P24">Complete</text:p>
        </text:list-item>
        <text:list-item>
          <text:p text:style-name="P24">Consistent</text:p>
        </text:list-item>
        <text:list-item>
          <text:p text:style-name="P24">Uniquely identifiable (usually via numbering like 3.4.5.6)</text:p>
        </text:list-item>
      </text:list>
      <text:p text:style-name="Text_20_body"/>
      <text:p text:style-name="Text_20_body">Attention should be paid to the carefu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Heading_20_2" text:outline-level="2"><text:bookmark text:name="__RefHeading__31_1295243970"/>3.1 External Interface Requirements<text:bookmark-end text:name="__RefHeading__31_1295243970"/></text:h>
      <text:h text:style-name="Heading_20_3" text:outline-level="3"><text:bookmark text:name="__RefHeading__33_1295243970"/>3.1.1 User Interfaces<text:bookmark-end text:name="__RefHeading__33_1295243970"/></text:h>
      <text:h text:style-name="Heading_20_3" text:outline-level="3"><text:bookmark text:name="__RefHeading__35_1295243970"/>3.1.2 Hardware Interfaces<text:bookmark-end text:name="__RefHeading__35_1295243970"/></text:h>
      <text:h text:style-name="Heading_20_3" text:outline-level="3"><text:bookmark text:name="__RefHeading__37_1295243970"/>3.1.3 Software Interfaces<text:bookmark-end text:name="__RefHeading__37_1295243970"/></text:h>
      <text:h text:style-name="Heading_20_3" text:outline-level="3"><text:bookmark text:name="__RefHeading__39_1295243970"/>3.1.4 Communications Interfaces<text:bookmark-end text:name="__RefHeading__39_1295243970"/></text:h>
      <text:h text:style-name="Heading_20_2" text:outline-level="2"><text:bookmark text:name="__RefHeading__41_1295243970"/>3.2 Functional Requirements<text:bookmark-end text:name="__RefHeading__41_1295243970"/></text:h>
      <text:p text:style-name="Text_20_body">This section describes specific features of the software project. <text:s/>If desired, some requirements may be specified in the use-case format and listed in the Use Cases Section.</text:p>
      <text:h text:style-name="Heading_20_3" text:outline-level="3"><text:bookmark text:name="__RefHeading__43_1295243970"/><text:soft-page-break/>3.2.1 &lt;Functional Requirement or Feature #1&gt;<text:bookmark-end text:name="__RefHeading__43_1295243970"/></text:h>
      <text:p text:style-name="Standard">3.2.1.1 Introduction</text:p>
      <text:p text:style-name="Standard">3.2.1.2 Inputs</text:p>
      <text:p text:style-name="Standard">3.2.1.3 Processing</text:p>
      <text:p text:style-name="Standard">3.2.1.4 Outputs</text:p>
      <text:p text:style-name="Standard">3.2.1.5 Error Handling</text:p>
      <text:h text:style-name="Heading_20_3" text:outline-level="3"><text:bookmark text:name="__RefHeading__45_1295243970"/>3.2.2 &lt;Functional Requirement or Feature #2&gt;<text:bookmark-end text:name="__RefHeading__45_1295243970"/></text:h>
      <text:p text:style-name="Standard">…</text:p>
      <text:h text:style-name="Heading_20_2" text:outline-level="2"><text:bookmark text:name="__RefHeading__47_1295243970"/>3.3 Use Cases<text:bookmark-end text:name="__RefHeading__47_1295243970"/></text:h>
      <text:h text:style-name="Heading_20_3" text:outline-level="3"><text:bookmark text:name="__RefHeading__49_1295243970"/>3.3.1 Use Case #1<text:bookmark-end text:name="__RefHeading__49_1295243970"/></text:h>
      <text:h text:style-name="Heading_20_3" text:outline-level="3"><text:bookmark text:name="__RefHeading__51_1295243970"/>3.3.2 Use Case #2<text:bookmark-end text:name="__RefHeading__51_1295243970"/></text:h>
      <text:p text:style-name="Standard">…</text:p>
      <text:h text:style-name="Heading_20_2" text:outline-level="2"><text:bookmark text:name="__RefHeading__53_1295243970"/>3.4 Classes / Objects<text:bookmark-end text:name="__RefHeading__53_1295243970"/></text:h>
      <text:h text:style-name="Heading_20_3" text:outline-level="3"><text:bookmark text:name="__RefHeading__55_1295243970"/>3.4.1 &lt;Class / Object #1&gt;<text:bookmark-end text:name="__RefHeading__55_1295243970"/></text:h>
      <text:p text:style-name="Standard"/>
      <text:p text:style-name="Standard">3.4.1.1 Attributes</text:p>
      <text:p text:style-name="Standard">3.4.1.2 Functions</text:p>
      <text:p text:style-name="Standard">&lt;Reference to functional requirements and/or use cases&gt;</text:p>
      <text:h text:style-name="Heading_20_3" text:outline-level="3"><text:bookmark text:name="__RefHeading__57_1295243970"/>3.4.2 &lt;Class / Object #2&gt;<text:bookmark-end text:name="__RefHeading__57_1295243970"/></text:h>
      <text:p text:style-name="Standard">…</text:p>
      <text:h text:style-name="Heading_20_2" text:outline-level="2"><text:bookmark text:name="__RefHeading__59_1295243970"/>3.5 Non-Functional Requirements<text:bookmark-end text:name="__RefHeading__59_1295243970"/></text:h>
      <text:p text:style-name="Text_20_body">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Heading_20_3" text:outline-level="3"><text:bookmark text:name="__RefHeading__61_1295243970"/>3.5.1 Performance<text:bookmark-end text:name="__RefHeading__61_1295243970"/></text:h>
      <text:h text:style-name="Heading_20_3" text:outline-level="3"><text:bookmark text:name="__RefHeading__63_1295243970"/>3.5.2 Reliability<text:bookmark-end text:name="__RefHeading__63_1295243970"/></text:h>
      <text:h text:style-name="Heading_20_3" text:outline-level="3"><text:bookmark text:name="__RefHeading__65_1295243970"/>3.5.3 Availability<text:bookmark-end text:name="__RefHeading__65_1295243970"/></text:h>
      <text:h text:style-name="Heading_20_3" text:outline-level="3"><text:bookmark text:name="__RefHeading__67_1295243970"/>3.5.4 Security<text:bookmark-end text:name="__RefHeading__67_1295243970"/></text:h>
      <text:h text:style-name="Heading_20_3" text:outline-level="3"><text:bookmark text:name="__RefHeading__69_1295243970"/>3.5.5 Maintainability<text:bookmark-end text:name="__RefHeading__69_1295243970"/></text:h>
      <text:h text:style-name="Heading_20_3" text:outline-level="3"><text:bookmark text:name="__RefHeading__71_1295243970"/>3.5.6 Portability<text:bookmark-end text:name="__RefHeading__71_1295243970"/></text:h>
      <text:h text:style-name="Heading_20_2" text:outline-level="2"><text:bookmark text:name="__RefHeading__73_1295243970"/>3.6 Inverse Requirements<text:bookmark-end text:name="__RefHeading__73_1295243970"/></text:h>
      <text:p text:style-name="Text_20_body">State any *useful* inverse requirements.</text:p>
      <text:h text:style-name="Heading_20_2" text:outline-level="2"><text:bookmark text:name="__RefHeading__75_1295243970"/><text:soft-page-break/>3.7 Design Constraints<text:bookmark-end text:name="__RefHeading__75_1295243970"/></text:h>
      <text:p text:style-name="Text_20_body">Specify design constrains imposed by other standards, company policies, hardware limitation, etc. that will impact this software project.</text:p>
      <text:h text:style-name="Heading_20_2" text:outline-level="2"><text:bookmark text:name="__RefHeading__77_1295243970"/>3.8 Logical Database Requirements<text:bookmark-end text:name="__RefHeading__77_1295243970"/></text:h>
      <text:p text:style-name="Text_20_body">Will a database be used? <text:s/>If so, what logical requirements exist for data formats, storage capabilities, data retention, data integrity, etc.</text:p>
      <text:h text:style-name="Heading_20_2" text:outline-level="2"><text:bookmark text:name="__RefHeading__79_1295243970"/>3.9 Other Requirements<text:bookmark-end text:name="__RefHeading__79_1295243970"/></text:h>
      <text:p text:style-name="Text_20_body">Catchall section for any additional requirements.</text:p>
      <text:h text:style-name="Heading_20_1" text:outline-level="1"><text:bookmark text:name="__RefHeading__81_1295243970"/>4. Analysis Models<text:bookmark-end text:name="__RefHeading__81_1295243970"/></text:h>
      <text:p text:style-name="Text_20_body">List all analysis models used in developing specific requirements previously given in this SRS. <text:s/>Each model should include an introduction and a narrative description. <text:s/>Furthermore, each model should be traceable the SRS’s requirements.</text:p>
      <text:h text:style-name="Heading_20_2" text:outline-level="2"><text:bookmark text:name="__RefHeading__83_1295243970"/>4.1 Sequence Diagrams<text:bookmark-end text:name="__RefHeading__83_1295243970"/></text:h>
      <text:h text:style-name="Heading_20_2" text:outline-level="2"><text:bookmark text:name="__RefHeading__85_1295243970"/>4.3 Data Flow Diagrams (DFD)<text:bookmark-end text:name="__RefHeading__85_1295243970"/></text:h>
      <text:h text:style-name="Heading_20_2" text:outline-level="2"><text:bookmark text:name="__RefHeading__87_1295243970"/>4.2 State-Transition Diagrams (STD)<text:bookmark-end text:name="__RefHeading__87_1295243970"/></text:h>
      <text:h text:style-name="Heading_20_1" text:outline-level="1"><text:bookmark text:name="__RefHeading__89_1295243970"/>5. Change Management Process<text:bookmark-end text:name="__RefHeading__89_1295243970"/></text:h>
      <text:p text:style-name="Text_20_body">Identify and describe the process that will be used to update the SRS, as needed, when project scope or requirements change. <text:s/>Who can submit changes and by what means, and how will these changes be approved.</text:p>
      <text:h text:style-name="Heading_20_1" text:outline-level="1"><text:bookmark text:name="__RefHeading__91_1295243970"/>A. Appendices<text:bookmark-end text:name="__RefHeading__91_1295243970"/></text:h>
      <text:p text:style-name="Text_20_body">Appendices may be used to provide additional (and hopefully helpful) information. <text:s/>If present, the SRS should explicitly state whether the information contained within an appendix is to be considered as a part of the SRS’s overall set of requirements.</text:p>
      <text:p text:style-name="P15"/>
      <text:p text:style-name="P15">Example Appendices could include (initial) conceptual documents for the software project, marketing materials, minutes of meetings with the customer(s), etc.</text:p>
      <text:h text:style-name="Heading_20_2" text:outline-level="2"><text:bookmark text:name="__RefHeading__93_1295243970"/>A.1 Appendix 1<text:bookmark-end text:name="__RefHeading__93_1295243970"/></text:h>
      <text:h text:style-name="Heading_20_2" text:outline-level="2"><text:bookmark text:name="__RefHeading__95_1295243970"/>A.2 Appendix 2<text:bookmark-end text:name="__RefHeading__95_12952439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DejaVu Sans1" svg:font-family="'DejaVu Sans'" style:font-family-generic="swiss"/>
    <style:font-face style:name="Courier New" svg:font-family="'Courier New'"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ab-stops>
          <style:tab-stop style:position="0.1252in"/>
          <style:tab-stop style:position="0.25in"/>
          <style:tab-stop style:position="0.5in"/>
        </style:tab-stops>
      </style:paragraph-properties>
      <style:text-properties style:use-window-font-color="true" style:font-name="Times" fo:font-size="12pt" fo:language="en" fo:country="US" style:font-name-asian="Times" style:font-size-asian="12pt" style:font-name-complex="Times" style:font-size-complex="10pt"/>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paragraph-properties fo:margin-top="0.1665in" fo:margin-bottom="0.0835in"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417in" fo:keep-with-next="always"/>
      <style:text-properties fo:font-weight="bold" style:font-weight-asian="bold"/>
    </style:style>
    <style:style style:name="Head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P2" style:family="paragraph" style:parent-style-name="Footer">
      <style:paragraph-properties>
        <style:tab-stops>
          <style:tab-stop style:position="0.1252in"/>
          <style:tab-stop style:position="0.25in"/>
          <style:tab-stop style:position="0.5in"/>
          <style:tab-stop style:position="3.25in" style:type="center"/>
          <style:tab-stop style:position="6.5in" style:type="right"/>
        </style:tab-stops>
      </style:paragraph-properties>
    </style:style>
    <style:style style:name="MT1" style:family="text"/>
    <style:page-layout style:name="Mpm1">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tab/><text:tab/></text:p>
      </style:header>
      <style:footer>
        <text:p text:style-name="MP2">University of New Mexico</text:p>
        <text:p text:style-name="MP2">Department of Electrical &amp; Computer Engineering<text:tab/><text:tab/></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1">
      <style:header>
        <text:p text:style-name="MP1"><text:tab/><text:tab/>&lt;Project Name&gt;</text:p>
      </style:header>
      <style:footer>
        <text:p text:style-name="MP2">Software Requirements Specification<text:tab/><text:tab/>Page <text:span text:style-name="Page_20_Number"><text:page-number text:select-page="current"/></text:span><text:tab/><text:tab/></text:p>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1"><text:tab/><text:tab/>Nublu</text:p>
      </style:header>
      <style:footer>
        <text:p text:style-name="MP2">Software Requirements Specification<text:tab/><text:tab/>Page <text:span text:style-name="Page_20_Number"><text:page-number text:select-page="current">6</text:page-number></text:span><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creation-date>2005-02-09T14:54:00</meta:creation-date>
    <dc:date>2012-07-05T14:44:43</dc:date>
    <meta:editing-cycles>17</meta:editing-cycles>
    <meta:editing-duration>PT7H49M20S</meta:editing-duration>
    <meta:generator>LibreOffice/3.4$Linux LibreOffice_project/340m1$Build-1505</meta:generator>
    <meta:document-statistic meta:table-count="2" meta:image-count="0" meta:object-count="0" meta:page-count="10" meta:paragraph-count="187" meta:word-count="2151" meta:character-count="14185" meta:non-whitespace-character-count="12147"/>
    <meta:user-defined meta:name="Info 1"/>
    <meta:user-defined meta:name="Info 2"/>
    <meta:user-defined meta:name="Info 3"/>
    <meta:user-defined meta:name="Info 4"/>
  </office:meta>
</office:document-meta>
</file>